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mize-c" table:style-name="ta1">
        <table:shapes>
          <draw:frame draw:z-index="0" draw:style-name="gr1" draw:text-style-name="P1" svg:width="432pt" svg:height="288pt" svg:x="127.87pt" svg:y="28.6pt">
            <loext:p draw:notify-on-update-of-ranges="'optimize-c'.A2:'optimize-c'.A9 'optimize-c'.B1:'optimize-c'.B1 'optimize-c'.B2:'optimize-c'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C2]/120" office:value-type="float" office:value="0.783333333333333" calcext:value-type="float">
            <text:p>0.783333333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/120" office:value-type="float" office:value="0.483333333333333" calcext:value-type="float">
            <text:p>0.483333333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4]/120" office:value-type="float" office:value="0.741666666666667" calcext:value-type="float">
            <text:p>0.741666666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5]/120" office:value-type="float" office:value="0.566666666666667" calcext:value-type="float">
            <text:p>0.566666666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[.C6]/120" office:value-type="float" office:value="0.516666666666667" calcext:value-type="float">
            <text:p>0.516666666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C7]/120" office:value-type="float" office:value="0.541666666666667" calcext:value-type="float">
            <text:p>0.541666666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8]/120" office:value-type="float" office:value="0.525" calcext:value-type="float">
            <text:p>0.52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.C9]/120" office:value-type="float" office:value="0.508333333333333" calcext:value-type="float">
            <text:p>0.508333333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formula="of:=SUM([.C2:.C9])" office:value-type="float" office:value="560" calcext:value-type="float">
            <text:p>5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3:29:21.164088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3:49:07.283781928</dc:date>
    <meta:editing-duration>P1DT20M54S</meta:editing-duration>
    <meta:editing-cycles>5</meta:editing-cycles>
    <meta:generator>LibreOffice/5.1.6.2$Linux_X86_64 LibreOffice_project/10m0$Build-2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'optimize-c'.A2:'optimize-c'.B9 'optimize-c'.B1:'optimize-c'.B1" chart:data-source-has-labels="row" svg:x="0.618cm" svg:y="0.054cm" svg:width="14.554cm" svg:height="9.607cm">
          <chartooo:coordinate-region svg:x="1.345cm" svg:y="0.253cm" svg:width="13.587cm" svg:height="8.761cm"/>
          <chart:axis chart:dimension="x" chart:name="primary-x" chart:style-name="ch3">
            <chart:title svg:x="7.046cm" svg:y="9.599cm" chart:style-name="ch4">
              <text:p>c value</text:p>
            </chart:title>
          </chart:axis>
          <chart:axis chart:dimension="y" chart:name="primary-y" chart:style-name="ch5">
            <chart:title svg:x="0cm" svg:y="6.026cm" chart:style-name="ch6">
              <text:p>win percentage</text:p>
            </chart:title>
            <chart:grid chart:style-name="ch7" chart:class="major"/>
          </chart:axis>
          <chart:series chart:style-name="ch8" chart:values-cell-range-address="'optimize-c'.B2:'optimize-c'.B9" chart:label-cell-address="'optimize-c'.B1:'optimize-c'.B1" chart:class="chart:scatter">
            <chart:domain table:cell-range-address="'optimize-c'.A2:'optimize-c'.A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optimize-c'.B1:'optimize-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'optimize-c'.A2:'optimize-c'.A9</svg:desc>
                </draw:g>
              </table:table-cell>
              <table:table-cell office:value-type="float" office:value="0.783333333333333">
                <text:p>0.783333333333333</text:p>
                <draw:g>
                  <svg:desc>'optimize-c'.B2:'optimize-c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741666666666667">
                <text:p>0.74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0.508333333333333">
                <text:p>0.50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